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1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ans1" fo:font-style="italic" style:font-style-asian="italic" style:font-style-complex="italic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style:style style:name="T7" style:family="text">
      <style:text-properties fo:font-size="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  <draw:path draw:style-name="gr19" draw:text-style-name="P4" draw:layer="layout" svg:width="0.054cm" svg:height="0.054cm" svg:x="10.362cm" svg:y="3.897cm" svg:viewBox="0 0 55 55" svg:d="M28 55c7 0 14-3 19-8 6-5 8-12 8-19 0-8-2-15-8-20-5-5-12-8-19-8-8 0-15 3-20 8s-8 12-8 20c0 7 3 14 8 19s12 8 20 8z">
          <text:p/>
        </draw:path>
        <draw:frame draw:style-name="gr21" draw:text-style-name="P14" draw:layer="layout" svg:width="6.985cm" svg:height="0.627cm" svg:x="4.727cm" svg:y="7.496cm">
          <draw:text-box>
            <text:p text:style-name="P13"><text:span text:style-name="T7">Training dataset = 12 (excitation points) x 30,000 (sampl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23:29.581461460</dc:date>
    <meta:editing-duration>PT4H55M12S</meta:editing-duration>
    <meta:editing-cycles>85</meta:editing-cycles>
    <meta:document-statistic meta:object-count="58"/>
  </office:meta>
</office:document-meta>
</file>